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ca5c4" style:language-complex="ar" style:country-complex="SA"/>
    </style:style>
    <style:style style:name="P2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d4ff8" style:language-complex="ar" style:country-complex="SA"/>
    </style:style>
    <style:style style:name="P3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eb250" style:language-complex="ar" style:country-complex="SA"/>
    </style:style>
    <style:style style:name="P4" style:family="paragraph" style:parent-style-name="Table_20_Heading">
      <style:text-properties fo:language="lt" fo:country="LT" style:language-complex="ar" style:country-complex="SA"/>
    </style:style>
    <style:style style:name="P5" style:family="paragraph" style:parent-style-name="Standard" style:master-page-name="Standard">
      <style:paragraph-properties fo:margin-top="2cm" fo:margin-bottom="0cm" style:page-number="auto" fo:padding="0.035cm" fo:border="0.018cm solid #000000"/>
      <style:text-properties fo:language="lt" fo:country="LT" fo:font-weight="normal" officeooo:rsid="001660cf" officeooo:paragraph-rsid="001660cf" style:font-weight-asian="normal" style:language-complex="ar" style:country-complex="SA" style:font-weight-complex="normal"/>
    </style:style>
    <style:style style:name="P6" style:family="paragraph" style:parent-style-name="Header" style:list-style-name="L1">
      <style:paragraph-properties fo:text-align="start" style:justify-single-word="false">
        <style:tab-stops>
          <style:tab-stop style:position="7.62cm" style:type="center" style:leader-style="solid" style:leader-text="_"/>
          <style:tab-stop style:position="15.24cm" style:type="right"/>
        </style:tab-stops>
      </style:paragraph-properties>
      <style:text-properties style:font-name="Ubuntu" fo:font-size="12pt" fo:language="lt" fo:country="LT" fo:font-weight="normal" officeooo:rsid="00046167" officeooo:paragraph-rsid="00046167" style:font-size-asian="10.5pt" style:font-weight-asian="normal" style:font-size-complex="12pt" style:language-complex="ar" style:country-complex="SA" style:font-weight-complex="normal"/>
    </style:style>
    <style:style style:name="P7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46167" officeooo:paragraph-rsid="00046167" style:font-size-asian="10.5pt" style:font-weight-asian="normal" style:font-size-complex="12pt" style:language-complex="ar" style:country-complex="SA" style:font-weight-complex="normal"/>
    </style:style>
    <style:style style:name="P8" style:family="paragraph" style:parent-style-name="Header" style:list-style-name="L1">
      <style:paragraph-properties fo:text-align="start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63cd2" officeooo:paragraph-rsid="00072b58" style:font-size-asian="10.5pt" style:font-weight-asian="normal" style:font-size-complex="12pt" style:language-complex="ar" style:country-complex="SA" style:font-weight-complex="normal"/>
    </style:style>
    <style:style style:name="P9" style:family="paragraph" style:parent-style-name="Header" style:list-style-name="L1">
      <style:paragraph-properties fo:text-align="start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63cd2" officeooo:paragraph-rsid="00063cd2" style:font-size-asian="10.5pt" style:font-weight-asian="normal" style:font-size-complex="12pt" style:language-complex="ar" style:country-complex="SA" style:font-weight-complex="normal"/>
    </style:style>
    <style:style style:name="P10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63cd2" officeooo:paragraph-rsid="00063cd2" style:font-size-asian="10.5pt" style:font-weight-asian="normal" style:font-size-complex="12pt" style:language-complex="ar" style:country-complex="SA" style:font-weight-complex="normal"/>
    </style:style>
    <style:style style:name="P11" style:family="paragraph" style:parent-style-name="Header" style:list-style-name="L1">
      <style:paragraph-properties fo:text-align="start" style:justify-single-word="false">
        <style:tab-stops>
          <style:tab-stop style:position="2cm"/>
          <style:tab-stop style:position="6.001cm"/>
          <style:tab-stop style:position="9.999cm"/>
        </style:tab-stops>
      </style:paragraph-properties>
      <style:text-properties style:font-name="Ubuntu" fo:font-size="12pt" fo:language="lt" fo:country="LT" fo:font-weight="normal" officeooo:rsid="00072b58" officeooo:paragraph-rsid="00072b58" style:font-size-asian="10.5pt" style:font-weight-asian="normal" style:font-size-complex="12pt" style:language-complex="ar" style:country-complex="SA" style:font-weight-complex="normal"/>
    </style:style>
    <style:style style:name="P12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857a4" style:font-size-asian="10.5pt" style:font-weight-asian="normal" style:font-size-complex="12pt" style:language-complex="ar" style:country-complex="SA" style:font-weight-complex="normal"/>
    </style:style>
    <style:style style:name="P13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896d7" style:font-size-asian="10.5pt" style:font-weight-asian="normal" style:font-size-complex="12pt" style:language-complex="ar" style:country-complex="SA" style:font-weight-complex="normal"/>
    </style:style>
    <style:style style:name="P14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913e4" style:font-size-asian="10.5pt" style:font-weight-asian="normal" style:font-size-complex="12pt" style:language-complex="ar" style:country-complex="SA" style:font-weight-complex="normal"/>
    </style:style>
    <style:style style:name="P15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94ec1" style:font-size-asian="10.5pt" style:font-weight-asian="normal" style:font-size-complex="12pt" style:language-complex="ar" style:country-complex="SA" style:font-weight-complex="normal"/>
    </style:style>
    <style:style style:name="P16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8520f" officeooo:paragraph-rsid="0008520f" style:font-size-asian="10.5pt" style:font-weight-asian="normal" style:font-size-complex="12pt" style:language-complex="ar" style:country-complex="SA" style:font-weight-complex="normal"/>
    </style:style>
    <style:style style:name="P17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bebb3" officeooo:paragraph-rsid="000bebb3" style:font-size-asian="10.5pt" style:font-weight-asian="normal" style:font-size-complex="12pt" style:language-complex="ar" style:country-complex="SA" style:font-weight-complex="normal"/>
    </style:style>
    <style:style style:name="P18" style:family="paragraph" style:parent-style-name="Header" style:list-style-name="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Ubuntu" fo:font-size="12pt" fo:language="lt" fo:country="LT" fo:font-weight="normal" officeooo:rsid="000ca5c4" officeooo:paragraph-rsid="000ca5c4" style:font-size-asian="10.5pt" style:font-weight-asian="normal" style:font-size-complex="12pt" style:language-complex="ar" style:country-complex="SA" style:font-weight-complex="normal"/>
    </style:style>
    <style:style style:name="P19" style:family="paragraph" style:parent-style-name="Header" style:list-style-name="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Ubuntu" fo:font-size="12pt" fo:language="lt" fo:country="LT" fo:font-weight="normal" officeooo:rsid="00119f02" officeooo:paragraph-rsid="00119f02" style:font-size-asian="10.5pt" style:font-weight-asian="normal" style:font-size-complex="12pt" style:language-complex="ar" style:country-complex="SA" style:font-weight-complex="normal"/>
    </style:style>
    <style:style style:name="P20" style:family="paragraph" style:parent-style-name="Header" style:list-style-name="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0bebb3"/>
    </style:style>
    <style:style style:name="P21" style:family="paragraph" style:parent-style-name="Header" style:list-style-name="L1">
      <style:paragraph-properties fo:text-align="start" style:justify-single-word="false">
        <style:tab-stops>
          <style:tab-stop style:position="9.999cm"/>
        </style:tab-stops>
      </style:paragraph-properties>
      <style:text-properties officeooo:paragraph-rsid="00119f02"/>
    </style:style>
    <style:style style:name="P22" style:family="paragraph" style:parent-style-name="Header" style:list-style-name="L1">
      <style:paragraph-properties fo:text-align="start" style:justify-single-word="false">
        <style:tab-stops>
          <style:tab-stop style:position="16.371cm" style:leader-style="solid" style:leader-text="_"/>
        </style:tab-stops>
      </style:paragraph-properties>
      <style:text-properties officeooo:paragraph-rsid="00119f02"/>
    </style:style>
    <style:style style:name="P23" style:family="paragraph" style:parent-style-name="Header">
      <style:paragraph-properties fo:margin-top="0cm" fo:margin-bottom="0.7cm" fo:text-align="center" style:justify-single-word="false"/>
      <style:text-properties style:font-name="Ubuntu" fo:font-size="16pt" fo:language="lt" fo:country="LT" fo:font-weight="bold" officeooo:paragraph-rsid="00173b15" style:font-size-asian="16pt" style:font-weight-asian="bold" style:language-complex="ar" style:country-complex="SA"/>
    </style:style>
    <style:style style:name="P24" style:family="paragraph" style:parent-style-name="Table_20_Contents">
      <style:paragraph-properties fo:text-align="start" style:justify-single-word="false"/>
      <style:text-properties fo:language="lt" fo:country="LT" officeooo:rsid="000857a4" officeooo:paragraph-rsid="000857a4" style:language-complex="ar" style:country-complex="SA"/>
    </style:style>
    <style:style style:name="P25" style:family="paragraph" style:parent-style-name="Table_20_Contents">
      <style:paragraph-properties fo:text-align="start" style:justify-single-word="false"/>
      <style:text-properties fo:language="lt" fo:country="LT" officeooo:rsid="000896d7" officeooo:paragraph-rsid="000896d7" style:language-complex="ar" style:country-complex="SA"/>
    </style:style>
    <style:style style:name="P26" style:family="paragraph" style:parent-style-name="Table_20_Contents">
      <style:paragraph-properties fo:text-align="start" style:justify-single-word="false"/>
      <style:text-properties fo:language="lt" fo:country="LT" officeooo:rsid="000913e4" officeooo:paragraph-rsid="000913e4" style:language-complex="ar" style:country-complex="SA"/>
    </style:style>
    <style:style style:name="P27" style:family="paragraph" style:parent-style-name="Table_20_Contents">
      <style:paragraph-properties fo:text-align="start" style:justify-single-word="false"/>
      <style:text-properties fo:language="lt" fo:country="LT" officeooo:rsid="00094ec1" officeooo:paragraph-rsid="00094ec1" style:language-complex="ar" style:country-complex="SA"/>
    </style:style>
    <style:style style:name="P28" style:family="paragraph" style:parent-style-name="Table_20_Heading">
      <style:text-properties fo:language="lt" fo:country="LT" officeooo:rsid="0008520f" officeooo:paragraph-rsid="0008520f" style:language-complex="ar" style:country-complex="SA"/>
    </style:style>
    <style:style style:name="T1" style:family="text">
      <style:text-properties style:font-name="Ubuntu" fo:font-size="12pt" fo:font-weight="normal" officeooo:rsid="00072b58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0ca5c4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0d4ff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0eb250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fo:language="lt" fo:country="LT" fo:font-weight="normal" officeooo:rsid="000bebb3" style:font-size-asian="10.5pt" style:font-weight-asian="normal" style:font-size-complex="12pt" style:language-complex="ar" style:country-complex="SA" style:font-weight-complex="normal"/>
    </style:style>
    <style:style style:name="T6" style:family="text">
      <style:text-properties style:font-name="Ubuntu" fo:font-size="12pt" fo:language="lt" fo:country="LT" fo:font-weight="normal" officeooo:rsid="00072b58" style:font-size-asian="10.5pt" style:font-weight-asian="normal" style:font-size-complex="12pt" style:language-complex="ar" style:country-complex="SA" style:font-weight-complex="normal"/>
    </style:style>
    <style:style style:name="T7" style:family="text">
      <style:text-properties style:font-name="Ubuntu" fo:font-size="12pt" fo:language="lt" fo:country="LT" fo:font-weight="normal" officeooo:rsid="00119f02" style:font-size-asian="10.5pt" style:font-weight-asian="normal" style:font-size-complex="12pt" style:language-complex="ar" style:country-complex="SA" style:font-weight-complex="normal"/>
    </style:style>
    <style:style style:name="T8" style:family="text">
      <style:text-properties fo:language="lt" fo:country="LT" style:language-complex="ar" style:country-complex="SA"/>
    </style:style>
    <style:style style:name="T9" style:family="text">
      <style:text-properties officeooo:rsid="00173b1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šome grąžinti anketą tyrėj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t" fo:country="LT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atirtis" style:family="table">
      <style:table-properties style:width="17.526cm" table:align="margins" style:writing-mode="lr-tb"/>
    </style:style>
    <style:style style:name="Patirtis.A" style:family="table-column">
      <style:table-column-properties style:column-width="2.921cm" style:rel-column-width="10922*"/>
    </style:style>
    <style:style style:name="Patirtis.F" style:family="table-column">
      <style:table-column-properties style:column-width="2.921cm" style:rel-column-width="10925*"/>
    </style:style>
    <style:style style:name="Patirtis.A1" style:family="table-cell">
      <style:table-cell-properties fo:background-color="transparent" fo:padding="0.097cm" fo:border="none">
        <style:background-image/>
      </style:table-cell-properties>
    </style:style>
    <style:style style:name="Patirtis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Lentelė1" style:family="table">
      <style:table-properties style:width="17.526cm" table:align="margins" style:writing-mode="lr-tb"/>
    </style:style>
    <style:style style:name="Lentelė1.A" style:family="table-column">
      <style:table-column-properties style:column-width="3.307cm" style:rel-column-width="12366*"/>
    </style:style>
    <style:style style:name="Lentelė1.B" style:family="table-column">
      <style:table-column-properties style:column-width="3.72cm" style:rel-column-width="13910*"/>
    </style:style>
    <style:style style:name="Lentelė1.C" style:family="table-column">
      <style:table-column-properties style:column-width="3.032cm" style:rel-column-width="11338*"/>
    </style:style>
    <style:style style:name="Lentelė1.D" style:family="table-column">
      <style:table-column-properties style:column-width="7.467cm" style:rel-column-width="27921*"/>
    </style:style>
    <style:style style:name="Lentelė1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7cm" fo:text-align="center" style:justify-single-word="false"/>
      <style:text-properties style:font-name="Ubuntu" fo:font-size="16pt" fo:language="lt" fo:country="LT" fo:font-weight="bold" officeooo:paragraph-rsid="00173b15" style:font-size-asian="16pt" style:font-weight-asian="bold" style:language-complex="ar" style:country-complex="SA"/>
    </style:style>
    <style:style style:name="MP2" style:family="paragraph" style:parent-style-name="Header" style:list-style-name="ML1">
      <style:paragraph-properties fo:text-align="start" style:justify-single-word="false">
        <style:tab-stops>
          <style:tab-stop style:position="7.62cm" style:type="center" style:leader-style="solid" style:leader-text="_"/>
          <style:tab-stop style:position="15.24cm" style:type="right"/>
        </style:tab-stops>
      </style:paragraph-properties>
      <style:text-properties style:font-name="Ubuntu" fo:font-size="12pt" fo:language="lt" fo:country="LT" fo:font-weight="normal" officeooo:rsid="00046167" officeooo:paragraph-rsid="00046167" style:font-size-asian="10.5pt" style:font-weight-asian="normal" style:font-size-complex="12pt" style:language-complex="ar" style:country-complex="SA" style:font-weight-complex="normal"/>
    </style:style>
    <style:style style:name="MP3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46167" officeooo:paragraph-rsid="00046167" style:font-size-asian="10.5pt" style:font-weight-asian="normal" style:font-size-complex="12pt" style:language-complex="ar" style:country-complex="SA" style:font-weight-complex="normal"/>
    </style:style>
    <style:style style:name="MP4" style:family="paragraph" style:parent-style-name="Header" style:list-style-name="ML1">
      <style:paragraph-properties fo:text-align="start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63cd2" officeooo:paragraph-rsid="00072b58" style:font-size-asian="10.5pt" style:font-weight-asian="normal" style:font-size-complex="12pt" style:language-complex="ar" style:country-complex="SA" style:font-weight-complex="normal"/>
    </style:style>
    <style:style style:name="MP5" style:family="paragraph" style:parent-style-name="Header" style:list-style-name="ML1">
      <style:paragraph-properties fo:text-align="start" style:justify-single-word="false">
        <style:tab-stops>
          <style:tab-stop style:position="2cm"/>
          <style:tab-stop style:position="6.001cm"/>
          <style:tab-stop style:position="9.999cm"/>
        </style:tab-stops>
      </style:paragraph-properties>
      <style:text-properties style:font-name="Ubuntu" fo:font-size="12pt" fo:language="lt" fo:country="LT" fo:font-weight="normal" officeooo:rsid="00072b58" officeooo:paragraph-rsid="00072b58" style:font-size-asian="10.5pt" style:font-weight-asian="normal" style:font-size-complex="12pt" style:language-complex="ar" style:country-complex="SA" style:font-weight-complex="normal"/>
    </style:style>
    <style:style style:name="MP6" style:family="paragraph" style:parent-style-name="Header" style:list-style-name="ML1">
      <style:paragraph-properties fo:text-align="start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63cd2" officeooo:paragraph-rsid="00063cd2" style:font-size-asian="10.5pt" style:font-weight-asian="normal" style:font-size-complex="12pt" style:language-complex="ar" style:country-complex="SA" style:font-weight-complex="normal"/>
    </style:style>
    <style:style style:name="MP7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63cd2" officeooo:paragraph-rsid="00063cd2" style:font-size-asian="10.5pt" style:font-weight-asian="normal" style:font-size-complex="12pt" style:language-complex="ar" style:country-complex="SA" style:font-weight-complex="normal"/>
    </style:style>
    <style:style style:name="MP8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8520f" officeooo:paragraph-rsid="0008520f" style:font-size-asian="10.5pt" style:font-weight-asian="normal" style:font-size-complex="12pt" style:language-complex="ar" style:country-complex="SA" style:font-weight-complex="normal"/>
    </style:style>
    <style:style style:name="MP9" style:family="paragraph" style:parent-style-name="Table_20_Heading">
      <style:text-properties fo:language="lt" fo:country="LT" style:language-complex="ar" style:country-complex="SA"/>
    </style:style>
    <style:style style:name="MP10" style:family="paragraph" style:parent-style-name="Table_20_Heading">
      <style:text-properties fo:language="lt" fo:country="LT" officeooo:rsid="0008520f" officeooo:paragraph-rsid="0008520f" style:language-complex="ar" style:country-complex="SA"/>
    </style:style>
    <style:style style:name="MP11" style:family="paragraph" style:parent-style-name="Table_20_Contents">
      <style:paragraph-properties fo:text-align="start" style:justify-single-word="false"/>
      <style:text-properties fo:language="lt" fo:country="LT" officeooo:rsid="000857a4" officeooo:paragraph-rsid="000857a4" style:language-complex="ar" style:country-complex="SA"/>
    </style:style>
    <style:style style:name="MP12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857a4" style:font-size-asian="10.5pt" style:font-weight-asian="normal" style:font-size-complex="12pt" style:language-complex="ar" style:country-complex="SA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language="lt" fo:country="LT" officeooo:rsid="000896d7" officeooo:paragraph-rsid="000896d7" style:language-complex="ar" style:country-complex="SA"/>
    </style:style>
    <style:style style:name="MP14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896d7" style:font-size-asian="10.5pt" style:font-weight-asian="normal" style:font-size-complex="12pt" style:language-complex="ar" style:country-complex="SA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language="lt" fo:country="LT" officeooo:rsid="000913e4" officeooo:paragraph-rsid="000913e4" style:language-complex="ar" style:country-complex="SA"/>
    </style:style>
    <style:style style:name="MP16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913e4" style:font-size-asian="10.5pt" style:font-weight-asian="normal" style:font-size-complex="12pt" style:language-complex="ar" style:country-complex="SA" style:font-weight-complex="normal"/>
    </style:style>
    <style:style style:name="MP17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style:font-name="Ubuntu" fo:font-size="12pt" fo:language="lt" fo:country="LT" fo:font-weight="normal" officeooo:rsid="00072b58" officeooo:paragraph-rsid="00094ec1" style:font-size-asian="10.5pt" style:font-weight-asian="normal" style:font-size-complex="12pt" style:language-complex="ar" style:country-complex="SA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fo:language="lt" fo:country="LT" officeooo:rsid="00094ec1" officeooo:paragraph-rsid="00094ec1" style:language-complex="ar" style:country-complex="SA"/>
    </style:style>
    <style:style style:name="MP19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style:font-name="Ubuntu" fo:font-size="12pt" fo:language="lt" fo:country="LT" fo:font-weight="normal" officeooo:rsid="000bebb3" officeooo:paragraph-rsid="000bebb3" style:font-size-asian="10.5pt" style:font-weight-asian="normal" style:font-size-complex="12pt" style:language-complex="ar" style:country-complex="SA" style:font-weight-complex="normal"/>
    </style:style>
    <style:style style:name="MP20" style:family="paragraph" style:parent-style-name="Header" style:list-style-name="M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0bebb3"/>
    </style:style>
    <style:style style:name="MP21" style:family="paragraph" style:parent-style-name="Header" style:list-style-name="M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Ubuntu" fo:font-size="12pt" fo:language="lt" fo:country="LT" fo:font-weight="normal" officeooo:rsid="000ca5c4" officeooo:paragraph-rsid="000ca5c4" style:font-size-asian="10.5pt" style:font-weight-asian="normal" style:font-size-complex="12pt" style:language-complex="ar" style:country-complex="SA" style:font-weight-complex="normal"/>
    </style:style>
    <style:style style:name="MP22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ca5c4" style:language-complex="ar" style:country-complex="SA"/>
    </style:style>
    <style:style style:name="MP23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d4ff8" style:language-complex="ar" style:country-complex="SA"/>
    </style:style>
    <style:style style:name="MP24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eb250" style:language-complex="ar" style:country-complex="SA"/>
    </style:style>
    <style:style style:name="MP25" style:family="paragraph" style:parent-style-name="Header" style:list-style-name="M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Ubuntu" fo:font-size="12pt" fo:language="lt" fo:country="LT" fo:font-weight="normal" officeooo:rsid="00119f02" officeooo:paragraph-rsid="00119f02" style:font-size-asian="10.5pt" style:font-weight-asian="normal" style:font-size-complex="12pt" style:language-complex="ar" style:country-complex="SA" style:font-weight-complex="normal"/>
    </style:style>
    <style:style style:name="MP26" style:family="paragraph" style:parent-style-name="Header" style:list-style-name="ML1">
      <style:paragraph-properties fo:text-align="start" style:justify-single-word="false">
        <style:tab-stops>
          <style:tab-stop style:position="9.999cm"/>
        </style:tab-stops>
      </style:paragraph-properties>
      <style:text-properties officeooo:paragraph-rsid="00119f02"/>
    </style:style>
    <style:style style:name="MP27" style:family="paragraph" style:parent-style-name="Header" style:list-style-name="ML1">
      <style:paragraph-properties fo:text-align="start" style:justify-single-word="false">
        <style:tab-stops>
          <style:tab-stop style:position="16.371cm" style:leader-style="solid" style:leader-text="_"/>
        </style:tab-stops>
      </style:paragraph-properties>
      <style:text-properties officeooo:paragraph-rsid="00119f02"/>
    </style:style>
    <style:style style:name="MT1" style:family="text">
      <style:text-properties officeooo:rsid="00173b15"/>
    </style:style>
    <style:style style:name="MT2" style:family="text">
      <style:text-properties style:font-name="Ubuntu" fo:font-size="12pt" fo:language="lt" fo:country="LT" fo:font-weight="normal" officeooo:rsid="000bebb3" style:font-size-asian="10.5pt" style:font-weight-asian="normal" style:font-size-complex="12pt" style:language-complex="ar" style:country-complex="SA" style:font-weight-complex="normal"/>
    </style:style>
    <style:style style:name="MT3" style:family="text">
      <style:text-properties style:font-name="Ubuntu" fo:font-size="12pt" fo:language="lt" fo:country="LT" fo:font-weight="normal" officeooo:rsid="00072b58" style:font-size-asian="10.5pt" style:font-weight-asian="normal" style:font-size-complex="12pt" style:language-complex="ar" style:country-complex="SA" style:font-weight-complex="normal"/>
    </style:style>
    <style:style style:name="MT4" style:family="text">
      <style:text-properties style:font-name="Ubuntu" fo:font-size="12pt" fo:font-weight="normal" officeooo:rsid="00072b58" style:font-size-asian="10.5pt" style:font-weight-asian="normal" style:font-size-complex="12pt" style:font-weight-complex="normal"/>
    </style:style>
    <style:style style:name="MT5" style:family="text">
      <style:text-properties style:font-name="Ubuntu" fo:font-size="12pt" fo:font-weight="normal" officeooo:rsid="000ca5c4" style:font-size-asian="10.5pt" style:font-weight-asian="normal" style:font-size-complex="12pt" style:font-weight-complex="normal"/>
    </style:style>
    <style:style style:name="MT6" style:family="text">
      <style:text-properties style:font-name="Ubuntu" fo:font-size="12pt" fo:font-weight="normal" officeooo:rsid="000d4ff8" style:font-size-asian="10.5pt" style:font-weight-asian="normal" style:font-size-complex="12pt" style:font-weight-complex="normal"/>
    </style:style>
    <style:style style:name="MT7" style:family="text">
      <style:text-properties style:font-name="Ubuntu" fo:font-size="12pt" fo:font-weight="normal" officeooo:rsid="000eb250" style:font-size-asian="10.5pt" style:font-weight-asian="normal" style:font-size-complex="12pt" style:font-weight-complex="normal"/>
    </style:style>
    <style:style style:name="MT8" style:family="text">
      <style:text-properties style:font-name="Ubuntu" fo:font-size="12pt" fo:language="lt" fo:country="LT" fo:font-weight="normal" officeooo:rsid="00119f02" style:font-size-asian="10.5pt" style:font-weight-asian="normal" style:font-size-complex="12pt" style:language-complex="ar" style:country-complex="SA" style:font-weight-complex="normal"/>
    </style:style>
    <style:style style:name="MT9" style:family="text">
      <style:text-properties fo:language="lt" fo:country="LT" style:language-complex="ar" style:country-complex="SA"/>
    </style:style>
    <text:list-style style:name="M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59cm" fo:page-height="27.94cm" style:num-format="1" style:print-orientation="portrait" fo:margin-top="1.27cm" fo:margin-bottom="1.27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8cm" fo:margin-left="0cm" fo:margin-right="0cm" fo:margin-bottom="0.40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778cm" fo:margin-bottom="0.762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lausimynas apie dalyvio patirtį</text:span></text:p>
        <text:list xml:id="list623037584" text:style-name="ML1">
          <text:list-item>
            <text:p text:style-name="MP2">Dalyvio duomenys (ID:<text:tab/>):</text:p>
            <text:p text:style-name="MP3">Vardas: <text:tab/> Pavardė: <text:tab/></text:p>
            <text:p text:style-name="MP3">Elektroninio pašto adresas: <text:tab/><text:tab/></text:p>
            <text:p text:style-name="MP3">Pareigos: <text:tab/><text:tab/></text:p>
            <text:p text:style-name="MP4">Kiek metų dirbate šiose pareigose:</text:p>
            <text:list>
              <text:list-header>
                <text:p text:style-name="MP5">□ 0 – 1 metų<text:tab/>□ 1 – 3 metai<text:tab/>□ daugiau nei 3 metai</text:p>
              </text:list-header>
            </text:list>
            <text:p text:style-name="MP6">Jei esate grupės vadovas, kiek žmonių yra grupėje?</text:p>
            <text:list text:continue-numbering="true">
              <text:list-header>
                <text:p text:style-name="MP5">□ 0– 5 žmonių<text:tab/>□ 5 – 10 žmonių<text:tab/>□ 10 ir daugiau</text:p>
              </text:list-header>
            </text:list>
          </text:list-item>
          <text:list-item>
            <text:p text:style-name="MP7">Informacinių technologijų naudojimo patirtis:</text:p>
            <text:list>
              <text:list-item>
                <text:p text:style-name="MP8">Kiek turite patirties naudodami šias sistemas:</text:p>
              </text:list-item>
            </text:list>
          </text:list-item>
        </text:list>
        <table:table table:name="Patirtis" table:style-name="Patirtis">
          <table:table-column table:style-name="Patirtis.A" table:number-columns-repeated="5"/>
          <table:table-column table:style-name="Patirtis.F"/>
          <table:table-row>
            <table:table-cell table:style-name="Patirtis.A1" office:value-type="string">
              <text:p text:style-name="MP9"/>
            </table:table-cell>
            <table:table-cell table:style-name="Patirtis.A1" office:value-type="string">
              <text:p text:style-name="MP10">Nenaudojau</text:p>
            </table:table-cell>
            <table:table-cell table:style-name="Patirtis.A1" office:value-type="string">
              <text:p text:style-name="MP10">1–6 mėnesiai</text:p>
            </table:table-cell>
            <table:table-cell table:style-name="Patirtis.A1" office:value-type="string">
              <text:p text:style-name="MP10">6–12 mėnesių</text:p>
            </table:table-cell>
            <table:table-cell table:style-name="Patirtis.A1" office:value-type="string">
              <text:p text:style-name="MP10">1–3 metai</text:p>
            </table:table-cell>
            <table:table-cell table:style-name="Patirtis.A1" office:value-type="string">
              <text:p text:style-name="MP10">3 ir daugiau metų</text:p>
            </table:table-cell>
          </table:table-row>
          <table:table-row>
            <table:table-cell table:style-name="Patirtis.A1" office:value-type="string">
              <text:p text:style-name="MP11">Rašyklės</text:p>
            </table:table-cell>
            <table:table-cell table:style-name="Patirtis.B2" office:value-type="string">
              <text:p text:style-name="MP12">□</text:p>
            </table:table-cell>
            <table:table-cell table:style-name="Patirtis.B2" office:value-type="string">
              <text:p text:style-name="MP12">□</text:p>
            </table:table-cell>
            <table:table-cell table:style-name="Patirtis.B2" office:value-type="string">
              <text:p text:style-name="MP12">□</text:p>
            </table:table-cell>
            <table:table-cell table:style-name="Patirtis.B2" office:value-type="string">
              <text:p text:style-name="MP12">□</text:p>
            </table:table-cell>
            <table:table-cell table:style-name="Patirtis.B2" office:value-type="string">
              <text:p text:style-name="MP12">□</text:p>
            </table:table-cell>
          </table:table-row>
          <table:table-row>
            <table:table-cell table:style-name="Patirtis.A1" office:value-type="string">
              <text:p text:style-name="MP13">Skaičiuoklės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</table:table-row>
          <table:table-row>
            <table:table-cell table:style-name="Patirtis.A1" office:value-type="string">
              <text:p text:style-name="MP13">Duomenų bazės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</table:table-row>
          <table:table-row>
            <table:table-cell table:style-name="Patirtis.A1" office:value-type="string">
              <text:p text:style-name="MP13">Pristatymų rengimo priemonės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  <table:table-cell table:style-name="Patirtis.B2" office:value-type="string">
              <text:p text:style-name="MP14">□</text:p>
            </table:table-cell>
          </table:table-row>
          <table:table-row>
            <table:table-cell table:style-name="Patirtis.A1" office:value-type="string">
              <text:p text:style-name="MP15">Projektų valdymo priemonės</text:p>
            </table:table-cell>
            <table:table-cell table:style-name="Patirtis.B2" office:value-type="string">
              <text:p text:style-name="MP16">□</text:p>
            </table:table-cell>
            <table:table-cell table:style-name="Patirtis.B2" office:value-type="string">
              <text:p text:style-name="MP16">□</text:p>
            </table:table-cell>
            <table:table-cell table:style-name="Patirtis.B2" office:value-type="string">
              <text:p text:style-name="MP16">□</text:p>
            </table:table-cell>
            <table:table-cell table:style-name="Patirtis.B2" office:value-type="string">
              <text:p text:style-name="MP16">□</text:p>
            </table:table-cell>
            <table:table-cell table:style-name="Patirtis.B2" office:value-type="string">
              <text:p text:style-name="MP16">□</text:p>
            </table:table-cell>
          </table:table-row>
          <table:table-row>
            <table:table-cell table:style-name="Patirtis.A1" office:value-type="string">
              <text:p text:style-name="MP15">Leidybines sistemas</text:p>
            </table:table-cell>
            <table:table-cell table:style-name="Patirtis.B2" office:value-type="string">
              <text:p text:style-name="MP16">□</text:p>
            </table:table-cell>
            <table:table-cell table:style-name="Patirtis.B2" office:value-type="string">
              <text:p text:style-name="MP16">□</text:p>
            </table:table-cell>
            <table:table-cell table:style-name="Patirtis.B2" office:value-type="string">
              <text:p text:style-name="MP17">□</text:p>
            </table:table-cell>
            <table:table-cell table:style-name="Patirtis.B2" office:value-type="string">
              <text:p text:style-name="MP17">□</text:p>
            </table:table-cell>
            <table:table-cell table:style-name="Patirtis.B2" office:value-type="string">
              <text:p text:style-name="MP17">□</text:p>
            </table:table-cell>
          </table:table-row>
          <table:table-row>
            <table:table-cell table:style-name="Patirtis.A1" office:value-type="string">
              <text:p text:style-name="MP18">Multimedijos programas</text:p>
            </table:table-cell>
            <table:table-cell table:style-name="Patirtis.B2" office:value-type="string">
              <text:p text:style-name="MP17">□</text:p>
            </table:table-cell>
            <table:table-cell table:style-name="Patirtis.B2" office:value-type="string">
              <text:p text:style-name="MP17">□</text:p>
            </table:table-cell>
            <table:table-cell table:style-name="Patirtis.B2" office:value-type="string">
              <text:p text:style-name="MP17">□</text:p>
            </table:table-cell>
            <table:table-cell table:style-name="Patirtis.B2" office:value-type="string">
              <text:p text:style-name="MP17">□</text:p>
            </table:table-cell>
            <table:table-cell table:style-name="Patirtis.B2" office:value-type="string">
              <text:p text:style-name="MP17">□</text:p>
            </table:table-cell>
          </table:table-row>
        </table:table>
        <text:list xml:id="list236008465" text:continue-numbering="true" text:style-name="ML1">
          <text:list-item>
            <text:list>
              <text:list-item>
                <text:p text:style-name="MP19">Kiek laiko kasdien praleidžiate prie kompiuterio:</text:p>
                <text:p text:style-name="MP20"><text:span text:style-name="MT2">Namuose:<text:tab/></text:span><text:span text:style-name="MT3">□ </text:span><text:span text:style-name="MT2">1–3 valandas<text:tab/></text:span><text:span text:style-name="MT3">□ </text:span><text:span text:style-name="MT2">3–8 valandas<text:tab/></text:span><text:span text:style-name="MT3">□ </text:span><text:span text:style-name="MT2">daugiau nei 8 valandas</text:span></text:p>
                <text:p text:style-name="MP20"><text:span text:style-name="MT2">Darbe:<text:tab/></text:span><text:span text:style-name="MT3">□ </text:span><text:span text:style-name="MT2">1–3 valandas<text:tab/></text:span><text:span text:style-name="MT3">□ </text:span><text:span text:style-name="MT2">3–8 valandas<text:tab/></text:span><text:span text:style-name="MT3">□ </text:span><text:span text:style-name="MT2">daugiau nei 8 valandas</text:span></text:p>
              </text:list-item>
              <text:list-item>
                <text:p text:style-name="MP21">Kokias operacines sistemas naudojate:</text:p>
              </text:list-item>
            </text:list>
          </text:list-item>
        </text:list>
        <table:table table:name="Lentelė1" table:style-name="Lentelė1">
          <table:table-column table:style-name="Lentelė1.A"/>
          <table:table-column table:style-name="Lentelė1.B"/>
          <table:table-column table:style-name="Lentelė1.C"/>
          <table:table-column table:style-name="Lentelė1.D"/>
          <table:table-row>
            <table:table-cell table:style-name="Lentelė1.A1" office:value-type="string">
              <text:p text:style-name="MP22"><text:span text:style-name="MT4">□ </text:span><text:span text:style-name="MT5">Ubuntu</text:span></text:p>
            </table:table-cell>
            <table:table-cell table:style-name="Lentelė1.A1" office:value-type="string">
              <text:p text:style-name="MP22"><text:span text:style-name="MT4">□ </text:span><text:span text:style-name="MT5">Kubuntu</text:span></text:p>
            </table:table-cell>
            <table:table-cell table:style-name="Lentelė1.A1" office:value-type="string">
              <text:p text:style-name="MP22"><text:span text:style-name="MT4">□ </text:span><text:span text:style-name="MT5">Xubuntu</text:span></text:p>
            </table:table-cell>
            <table:table-cell table:style-name="Lentelė1.A1" office:value-type="string">
              <text:p text:style-name="MP22"><text:span text:style-name="MT4">□ </text:span><text:span text:style-name="MT5">Kita Ubuntu šaka</text:span></text:p>
            </table:table-cell>
          </table:table-row>
          <table:table-row>
            <table:table-cell table:style-name="Lentelė1.A1" office:value-type="string">
              <text:p text:style-name="MP23"><text:span text:style-name="MT4">□ </text:span><text:span text:style-name="MT6">Windows XP</text:span></text:p>
            </table:table-cell>
            <table:table-cell table:style-name="Lentelė1.A1" office:value-type="string">
              <text:p text:style-name="MP23"><text:span text:style-name="MT4">□ </text:span><text:span text:style-name="MT6">Windows Vista</text:span></text:p>
            </table:table-cell>
            <table:table-cell table:style-name="Lentelė1.A1" office:value-type="string">
              <text:p text:style-name="MP23"><text:span text:style-name="MT4">□ </text:span><text:span text:style-name="MT6">Windows 7</text:span></text:p>
            </table:table-cell>
            <table:table-cell table:style-name="Lentelė1.A1" office:value-type="string">
              <text:p text:style-name="MP23"><text:span text:style-name="MT4">□ </text:span><text:span text:style-name="MT6">Kita Windows versija</text:span></text:p>
            </table:table-cell>
          </table:table-row>
          <table:table-row>
            <table:table-cell table:style-name="Lentelė1.A1" office:value-type="string">
              <text:p text:style-name="MP23"><text:span text:style-name="MT4">□ </text:span><text:span text:style-name="MT6">Mac OS X</text:span></text:p>
            </table:table-cell>
            <table:table-cell table:style-name="Lentelė1.A1" table:number-columns-spanned="2" office:value-type="string">
              <text:p text:style-name="MP23"><text:span text:style-name="MT4">□ </text:span><text:span text:style-name="MT7">Nepaminėta Linux šaka</text:span></text:p>
            </table:table-cell>
            <table:covered-table-cell/>
            <table:table-cell table:style-name="Lentelė1.A1" office:value-type="string">
              <text:p text:style-name="MP24"><text:span text:style-name="MT4">□ </text:span><text:span text:style-name="MT7">Kita</text:span></text:p>
            </table:table-cell>
          </table:table-row>
        </table:table>
        <text:list xml:id="list2081276358" text:continue-numbering="true" text:style-name="ML1">
          <text:list-item>
            <text:list>
              <text:list-item>
                <text:p text:style-name="MP25">Kam naudojate kompiuterius:</text:p>
                <text:list>
                  <text:list-header>
                    <text:p text:style-name="MP26"><text:span text:style-name="MT3">□ </text:span><text:span text:style-name="MT8">Žaidimams ir laisvalaikiui<text:tab/></text:span><text:span text:style-name="MT3">□ </text:span><text:span text:style-name="MT8">Dokumentams kurti</text:span></text:p>
                    <text:p text:style-name="MP26"><text:span text:style-name="MT3">□ </text:span><text:span text:style-name="MT8">Grafikos darbams<text:tab/></text:span><text:span text:style-name="MT3">□ </text:span><text:span text:style-name="MT8">Sprendimams priimti</text:span></text:p>
                    <text:p text:style-name="MP26"><text:span text:style-name="MT3">□ </text:span><text:span text:style-name="MT8">Buhalterijai<text:tab/></text:span><text:span text:style-name="MT3">□ </text:span><text:span text:style-name="MT8">Programuoti</text:span></text:p>
                    <text:p text:style-name="MP26"><text:span text:style-name="MT3">□ </text:span><text:span text:style-name="MT8">Duomenims saugoti</text:span></text:p>
                    <text:p text:style-name="MP27"><text:span text:style-name="MT3">□ </text:span><text:span text:style-name="MT8">Kita (įrašykite):<text:tab/></text:span></text:p>
                  </text:list-header>
                </text:list>
              </text:list-item>
            </text:list>
          </text:list-item>
        </text:list>
      </style:header>
      <style:footer>
        <text:p text:style-name="Footer"><text:tab/><text:span text:style-name="MT9">Ši klausimynas išverstas iš Usability &amp; Technical Documentation, Xerox Corporation,Sukurtas <text:s/>UPA konferencijai, 1995.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ASIS Customer Satisfaction Survey</dc:title>
    <meta:initial-creator>TEAM CUSTOMER</meta:initial-creator>
    <meta:creation-date>2009-11-09T16:40:00</meta:creation-date>
    <dc:creator>Vytautas Astrauskas</dc:creator>
    <dc:date>2011-11-18T11:50:38</dc:date>
    <meta:editing-cycles>24</meta:editing-cycles>
    <meta:editing-duration>PT01H11M09S</meta:editing-duration>
    <meta:generator>OpenOffice.org/3.2$Unix OpenOffice.org_project/320m19$Build-9505</meta:generator>
    <meta:document-statistic meta:table-count="2" meta:image-count="0" meta:object-count="0" meta:page-count="1" meta:paragraph-count="81" meta:word-count="241" meta:character-count="1307"/>
    <meta:user-defined meta:name="Info 1"/>
    <meta:user-defined meta:name="Info 2"/>
    <meta:user-defined meta:name="Info 3"/>
    <meta:user-defined meta:name="Info 4"/>
  </office:meta>
</office:document-meta>
</file>